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46.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Turmalina, cristal grande y fracturad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Alotriomórficos en sección basal pseudohexagonal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Elevad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Tonos azulad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Lige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No tiene. Está muy fracturado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A micas en las fracturas y esquinas del crist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Anómalos debido a que se trata de una sección bas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Casi total al ser sección casi bas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Concéntrica, apreci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75" table:style-name="ce6">
            <text:p>75%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8">
            <text:p>Otros minerales importantes en la lámina (%)</text:p>
          </table:table-cell>
          <table:table-cell office:value-type="string" table:style-name="ce5">
            <text:p>Cuarzo 20%</text:p>
          </table:table-cell>
          <table:table-cell office:value-type="string" table:style-name="ce5">
            <text:p>Moscovita y biotita 5%</text:p>
          </table:table-cell>
          <table:table-cell table:number-columns-repeated="3" table:style-name="ce7"/>
          <table:table-cell table:number-columns-repeated="16378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5">
            <text:p>Turmalin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7">
            <text:p>(Na, Ca)(Al, Fe, Li)(Al, Mg, Mn)<text:span text:style-name="T2">6</text:span>(BO<text:span text:style-name="T2">3</text:span>)<text:span text:style-name="T2">3</text:span>(Si<text:span text:style-name="T2">6</text:span>O<text:span text:style-name="T2">18</text:span>)(OH, F)<text:span text:style-name="T2">4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Idiomórficas, hipidiomórficas o alotriomórficas en secciones prismáticas y basales pseudohexagonals o triangulares. A veces en agregados columnare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ieve</text:p>
          </table:table-cell>
          <table:table-cell office:value-type="string" table:style-name="ce5">
            <text:p>Elev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0">
            <text:p>Muy diversos, desde azules, rosados, verdes o marrones a incoloro y marcando la zonació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Puede ser bastante marcado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n</text:p>
          </table:table-cell>
          <table:table-cell office:value-type="string" table:style-name="ce5">
            <text:p>Muy pobre en dos direccion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A micas y clori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2º orden pero a menudo quedan enmascarados por el color del miner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, visible en secciones prismátic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Ra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Muy frecuent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Nega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Miguel</dc:creator>
    <meta:creation-date>2018-02-14T10:30:30Z</meta:creation-date>
    <dc:date>2018-11-23T21:14:14Z</dc:date>
    <meta:editing-cycles>9</meta:editing-cycles>
    <meta:editing-duration>PT4012S</meta:editing-duration>
  </office:meta>
</office:document-meta>
</file>